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2cc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Física.</text:p>
      <text:p text:style-name="Preformatted_20_Text">35.3</text:p>
      <text:p text:style-name="Preformatted_20_Text">-¿Qué es la aproximación de un rayo, explica su comportamiento?</text:p>
      <text:p text:style-name="Preformatted_20_Text">.Mantiene sentido durante el <text:s/>choque contra un medio uniforme y no lo hace contra un medio no uniforme</text:p>
      <text:p text:style-name="Preformatted_20_Text">-Se mantienen perpendiculares hacia a los frentes de onda(se refieren a que son uniformes en conjunto)</text:p>
      <text:p text:style-name="Preformatted_20_Text">*La aproximación de un rayo se trata de un modelo basado en la simplifación de un haz de luz, para esto nos </text:p>
      <text:p text:style-name="Preformatted_20_Text">basamos en sus propiedades, por eso podemos concluir que el modelo se basa en que los haces se van a mantener</text:p>
      <text:p text:style-name="Preformatted_20_Text">en el mismo sentido y perpendiculares al frente de onda, cuando impacten contra un medio no uniforme o con propiedades</text:p>
      <text:p text:style-name="Preformatted_20_Text">diferentes cambiara de direeción.</text:p>
      <text:p text:style-name="Preformatted_20_Text"/>
      <text:p text:style-name="Preformatted_20_Text">35.4</text:p>
      <text:p text:style-name="Preformatted_20_Text">-¿Qué succede cuando analizamos la onda bajo reflexión, qué casos se dan?</text:p>
      <text:p text:style-name="Preformatted_20_Text">-Caso 1: La longitud de onda es muy inferior a el diametro de la abertura, aqui podemos observar el caso donde</text:p>
      <text:p text:style-name="Preformatted_20_Text">los rayos en siguen en línea recta, esto es valido con la aproximación de un rayo y usa en el cápitulo 36, además</text:p>
      <text:p text:style-name="Preformatted_20_Text">esto tambíen sirve en un un objeto opaco, dando como resultado una sombra nítida.</text:p>
      <text:p text:style-name="Preformatted_20_Text">-Caso 2: En el caso dos se la que los valores del diametro y la longitud de onda soy muy cercanos unos y otros y por lo tanto</text:p>
      <text:p text:style-name="Preformatted_20_Text">los rayos se extienden luego de pasar por la abertura.</text:p>
      <text:p text:style-name="Preformatted_20_Text">.Caso 3: La longitud de onda es superior a el diametro de de la abertura, en este caso la fuente luz actúa de manera</text:p>
      <text:p text:style-name="Preformatted_20_Text">puntal, así enviando haces de luz en todas las direeciónes.</text:p>
      <text:p text:style-name="Preformatted_20_Text">* <text:s/>Cuando analizamos este modelo, succede que <text:s/>existen tres casos posibles cuando la onda entra por un hueco de </text:p>
      <text:p text:style-name="Preformatted_20_Text">cierto diametro, que la longitud de onda diametro dando como resultado que los rayos pasen rectamenente, esto es compatible</text:p>
      <text:p text:style-name="Preformatted_20_Text">con la aproximación del rayo y además funciona con los espejos. Los otros dos casos son cuando los valores de la</text:p>
      <text:p text:style-name="Preformatted_20_Text">longitud de onda y diametro son similares, provocando un leve desplazamiento de los rayos en todas las direcciones.</text:p>
      <text:p text:style-name="Preformatted_20_Text">Mientras que en el ultimo caso longitud de onda &gt;&gt; diametro esto se intesifica más y los rayos terminan funcionando</text:p>
      <text:p text:style-name="Preformatted_20_Text">como funente puntal y por enviandose <text:s/>por todos lados.</text:p>
      <text:p text:style-name="Preformatted_20_Text"/>
      <text:p text:style-name="Preformatted_20_Text">-¿Qué tipos de reflexiones existen?</text:p>
      <text:p text:style-name="Preformatted_20_Text">*Existen dos tipos de reflexión, la especular y la difussa, estas dos depenende de únicamente de la superficie donde impacten,</text:p>
      <text:p text:style-name="Preformatted_20_Text">cuando se da la especular se puede aplicar la ley de la relflexión, esto es en superfices lisas o pulidas mientras que la</text:p>
      <text:p text:style-name="Preformatted_20_Text">difusa se da en el caso de una superficie rugosa.</text:p>
      <text:p text:style-name="Preformatted_20_Text">-¿Cómo es el comportamiento de la relfexión especular?</text:p>
      <text:p text:style-name="Preformatted_20_Text">*En la reflexion especular se da que ángulo entre el rayo incidente y el rayo reflejado son iguales en referencia a</text:p>
      <text:p text:style-name="Preformatted_20_Text">la normal y por lo tanto esto permite la utilización de la ley de lar reflexion</text:p>
      <text:p text:style-name="Preformatted_20_Text">-¿Qué es la <text:s/>ley de reflexión?</text:p>
      <text:p text:style-name="Preformatted_20_Text">*La ley de la relfexión se basa en que cuando se da únicamente cuando un rayo incide una superficie y esta es lisa o</text:p>
      <text:p text:style-name="Preformatted_20_Text">muy plana, se da que el ángulo del primer rayo con el ángulo del rayo reflejado respecto a la normal es el mmismo.</text:p>
      <text:p text:style-name="Preformatted_20_Text">¿Qué <text:s/>es el fenomeno de la rereflexión?</text:p>
      <text:p text:style-name="Preformatted_20_Text">*Este se da cuando un haz de luz impacta en dos superfices que estan a 90 grados entre si, haciendo que el haz vuelve </text:p>
      <text:p text:style-name="Preformatted_20_Text">paraleleamente de donnde venia, nosotros logramos esto mismo con nuestro <text:soft-page-break/>pentaespejo, esto perrmite modifcar la direcciones de</text:p>
      <text:p text:style-name="Preformatted_20_Text">un rayo creando sisteams de imágenes más complicados, es amplimente utilizado en cables ópticos.</text:p>
      <text:p text:style-name="Preformatted_20_Text"/>
      <text:p text:style-name="Preformatted_20_Text">-¿Cómo funcionan las ondas bajo reflexión?</text:p>
      <text:p text:style-name="Preformatted_20_Text">Funcionan de la misma manera que los rayos cuando impactan contra una superficie plana, se puede aplicar</text:p>
      <text:p text:style-name="Preformatted_20_Text">la ley de reflexión.</text:p>
      <text:p text:style-name="Preformatted_20_Text"/>
      <text:p text:style-name="Preformatted_20_Text">36.1</text:p>
      <text:p text:style-name="Preformatted_20_Text"/>
      <text:p text:style-name="Preformatted_20_Text">-¿Que componentes tiene el modelo de un espejo plano y cómo funcionan?</text:p>
      <text:p text:style-name="Preformatted_20_Text">. En los espejos planos las imagenes son detras del espejo(virtual)</text:p>
      <text:p text:style-name="Preformatted_20_Text">* Los espejos plano tienen los siguientes componentes, primero debemos tener en cuenta que siempre se </text:p>
      <text:p text:style-name="Preformatted_20_Text">asume la existencai de un objeto delante, luego se denomina "P" a la distancai del objeto al espejo, "O" al objeto</text:p>
      <text:p text:style-name="Preformatted_20_Text">y posteriormente "Q" a la distancia de la imágen a el espejo y "I" a la imagen. Mientras que h es la altura de objeto y h´</text:p>
      <text:p text:style-name="Preformatted_20_Text">la altura de la imágen. Es tambíen importante resaltar que en este tipo de espejos los rayos incididos y rayos reflejados tienen</text:p>
      <text:p text:style-name="Preformatted_20_Text">el mismo ángulo respecto a la normal.</text:p>
      <text:p text:style-name="Preformatted_20_Text">-¿Cómo se forma una imagen en cualquier espejo?</text:p>
      <text:p text:style-name="Preformatted_20_Text">*En los espejos las imagenes se forman a partir de un objeto, mejor dicho de los rayos emitidos por este o de sus </text:p>
      <text:p text:style-name="Preformatted_20_Text">prolongaciones cuando los rayos no se interceptan.</text:p>
      <text:p text:style-name="Preformatted_20_Text"/>
      <text:p text:style-name="Preformatted_20_Text">¿Qué tipos de imagenes existen y plantea un ejemplo en al vida real?</text:p>
      <text:p text:style-name="Preformatted_20_Text">- Exsisten dos tipos de imágene, unas se reflejan detras del espejo, un ejemplo de esto es cuando en un día lluvioso</text:p>
      <text:p text:style-name="Preformatted_20_Text">las gotas se posicionan en tu ventana y tu logras ver la misma gota detras del espejo, esto es llamado imágen vitual</text:p>
      <text:p text:style-name="Preformatted_20_Text">su principio básico es que estan detras del espejo, <text:tab/></text:p>
      <text:p text:style-name="Preformatted_20_Text">mientaas que la imagen real se manifiesta del mismo lado donnde impactan los rayos de luz, por eso se dice que es real,</text:p>
      <text:p text:style-name="Preformatted_20_Text">si la intentemos tocar no la sentiremos</text:p>
      <text:p text:style-name="Preformatted_20_Text">-¿Qué es un espejo plano, explica su comportamiento?</text:p>
      <text:p text:style-name="Preformatted_20_Text">Un espejo plano es una superficie pulidad en la se forman imágenes de un objeto, estas son únicamenter virtual</text:p>
      <text:p text:style-name="Preformatted_20_Text">pues se forman detras del espejo.</text:p>
      <text:p text:style-name="Preformatted_20_Text">-¿Cómo se forman las imagenes en los espejos?</text:p>
      <text:p text:style-name="Preformatted_20_Text">* Se tratan de prolongaciones de los rayos si es <text:s/>virtual o se tratan del verdadera intersección de los rayos si </text:p>
      <text:p text:style-name="Preformatted_20_Text">succede enfrente.</text:p>
      <text:p text:style-name="Preformatted_20_Text">-¿Qué es el aumento lateral?, explicalo.</text:p>
      <text:p text:style-name="Preformatted_20_Text">El Aumento lateral se basa en la razón matemática existente entre la altura de la imagen y el objeto</text:p>
      <text:p text:style-name="Preformatted_20_Text"><text:s/>siendo M=(h´/h)</text:p>
      <text:p text:style-name="Preformatted_20_Text"/>
      <text:p text:style-name="Preformatted_20_Text">36.4</text:p>
      <text:p text:style-name="Preformatted_20_Text">¿Qué es un lente?</text:p>
      <text:p text:style-name="Preformatted_20_Text">Un lente se trata de objeto que tiene dos superficies, esta aprovecha las propidadesde la refracción, <text:s/>de esta manera la lente</text:p>
      <text:p text:style-name="Preformatted_20_Text">es capaz de modificar las refracciones de los rayos que pasan a través de esta.</text:p>
      <text:p text:style-name="Preformatted_20_Text">¿Qué componentes tiene los lentes gruesas?</text:p>
      <text:p text:style-name="Preformatted_20_Text">Existen variados componentes en una lente por lo que es importante darse cuenta de cada uno de ellos y entenderlos</text:p>
      <text:p text:style-name="Preformatted_20_Text">correctamente, primero que nada tenemos el objeto y la imagen, tambien <text:s/>enel caso de ser una lente gruesa tenemos un</text:p>
      <text:p text:style-name="Preformatted_20_Text"><text:soft-page-break/>centro de curvatura, tenemos t que es el grsoor de la lente, p1 que es la distancia de la cara de enfrente a un objeto al objeto,</text:p>
      <text:p text:style-name="Preformatted_20_Text">tenemos p2 que es la distancia enfrente a la imagen a la imagen y <text:s/>q1 que es la distnacia de la otra cara donde no sale la imagen a la imagen.</text:p>
      <text:p text:style-name="Preformatted_20_Text">tambien que es importaante tenemos R1 y R2, que son las superfices y n que es el ambiente.</text:p>
      <text:p text:style-name="Preformatted_20_Text">¿Qué es un centro de curvatura?</text:p>
      <text:p text:style-name="Preformatted_20_Text">Se tratan de los puntos de cambios de las imagenes en las lentes, sirven de referencia para comprender los cambio de la immagen</text:p>
      <text:p text:style-name="Preformatted_20_Text">¿Cúando Q es positiva?</text:p>
      <text:p text:style-name="Preformatted_20_Text">Q <text:s/>es positva cuando en los lentes cuando la imagen es real, esto quiere decir lso reayos realmente <text:s/>se cortan y no</text:p>
      <text:p text:style-name="Preformatted_20_Text">sus prolongaciones, aquí , cuando es virtual se trata de una -Q. Cabe aclarar que es la distancia desde el espejo hasta</text:p>
      <text:p text:style-name="Preformatted_20_Text">imagen.</text:p>
      <text:p text:style-name="Preformatted_20_Text">¿Cómo se desarolla las formulas de los lentes?</text:p>
      <text:p text:style-name="Preformatted_20_Text">Se trata de ir jugando con los limites y valor como reduicr el grosor y ir desarollando hasta tener [[<text:span text:style-name="T1">PONER </text:span>FORMUILA de ecuacion]]</text:p>
      <text:p text:style-name="Preformatted_20_Text">¿Qué es la distancia focal?</text:p>
      <text:p text:style-name="Preformatted_20_Text">La distancia focal se trata de F el valor que se le otorga <text:s text:c="2"/>a la distnacia desde cualquier de los dos puntos focales</text:p>
      <text:p text:style-name="Preformatted_20_Text">hasta el centro de la lente, su distancia es igual.</text:p>
      <text:p text:style-name="Preformatted_20_Text">¿Qué es una lente convergente?</text:p>
      <text:p text:style-name="Preformatted_20_Text">Un lente convergente tiene propiedad de refractar todos los rayos de tal manera que se junten en un solo punto, son</text:p>
      <text:p text:style-name="Preformatted_20_Text"><text:s/>de gran utilidad las lupas son de este tipo.</text:p>
      <text:p text:style-name="Preformatted_20_Text">¿Qué es una lente divergente?</text:p>
      <text:p text:style-name="Preformatted_20_Text">Se trata de una lente que cuenta con la capacidad de separar los rayos que refractan en contra de ella.</text:p>
      <text:p text:style-name="Preformatted_20_Text">¿Cómo se dibujan los rayos en los lentes convergentes?</text:p>
      <text:p text:style-name="Preformatted_20_Text">En los lentes convergentes se trazan 3 rayos, el primero parelelo al eje, se refracta y va pasa por el foco</text:p>
      <text:p text:style-name="Preformatted_20_Text">el segundo se dibuja a través el foco que se encuentra en frente al objeto(p&lt;f)(OJO PUEDE ESTAR DEL OTRO LADO), para luego</text:p>
      <text:p text:style-name="Preformatted_20_Text">pasar por el lente</text:p>
      <text:p text:style-name="Preformatted_20_Text">Y el tercero se dibujo en linea recto y pasa por el centro de la lente.</text:p>
      <text:p text:style-name="Preformatted_20_Text">Estos tres se deven terminar uniendo creando la imagen o de donde se prolongara esta.</text:p>
      <text:p text:style-name="Preformatted_20_Text"/>
      <text:p text:style-name="Preformatted_20_Text">¿Cómo se dibujan los rayos en los lentes divergentes?</text:p>
      <text:p text:style-name="Preformatted_20_Text">En las lentes divergentes se trazan tres tipos rayos</text:p>
      <text:p text:style-name="Preformatted_20_Text">El primero sale parelelo del objeto y luego impacta de en el lente para salir despedido hacia afuera en relación al foco</text:p>
      <text:p text:style-name="Preformatted_20_Text">El segundo se dibuja <text:s/>en dirreción al foco del otro lado de la lente pero cuando choca la lente sale en paraleleamente al eje.</text:p>
      <text:p text:style-name="Preformatted_20_Text">El tercerose dibuja <text:s/>por el centro de la lente y sigue en línea recta despues de chocar.</text:p>
      <text:p text:style-name="Preformatted_20_Text">¿Cúal es la ecuacion de <text:s/>los fabricantes de lentes?</text:p>
      <text:p text:style-name="Preformatted_20_Text">Se trae una coreelación donde el inverso de <text:s/>la distancia focal equivale a la resistencia del ambiente menos uno ,multiplicado</text:p>
      <text:p text:style-name="Preformatted_20_Text">por el inverso de la superficie 1 t el opuesto e inverso de <text:s/>la superfice 2.</text:p>
      <text:p text:style-name="Preformatted_20_Text">¿Cúal es la ecuación de lentes delgadas?</text:p>
      <text:p text:style-name="Preformatted_20_Text">Esta formula expresa lo siguiente, dice que la inversa de la distancia de la imagen(q) y la <text:s/>inversa de la </text:p>
      <text:p text:style-name="Preformatted_20_Text">distancia del objeto al lente sumadas es igual al inverso de la distancia focal.</text:p>
      <text:p text:style-name="Preformatted_20_Text">¿Cómo funcionan las conveciones de lentes delgados?</text:p>
      <text:p text:style-name="Preformatted_20_Text">Explica el aumento de las imágenes.</text:p>
      <text:p text:style-name="Preformatted_20_Text">El aumento de las imagenes se calcula a traves <text:s/>-(q/p) o sea distancia imagen dividido distancia objeto <text:s/>por -1</text:p>
      <text:p text:style-name="Preformatted_20_Text"><text:soft-page-break/>esto se llama M y si es positva la imagen es viertical y en el mismo lado mientras que si no lo es se trata de una imagem</text:p>
      <text:p text:style-name="Preformatted_20_Text">invertida de en el lado opuesto al objeto. </text:p>
      <text:p text:style-name="Preformatted_20_Text">¿Qué diferencia existen el comportamiento de una lente divergente y una convergente?</text:p>
      <text:p text:style-name="Preformatted_20_Text">Explica detalladamente el fenomoneo de combinación de lentes delgadas.</text:p>
      <text:p text:style-name="Preformatted_20_Text">Se trata de que se multiplica la m individual de cada una, siendo esto el aumento lateral o sea, el opuesto </text:p>
      <text:p text:style-name="Preformatted_20_Text">(la dívision de la distancia de la imagen <text:s/>sobre la distancia del objeto</text:p>
      <text:p text:style-name="Preformatted_20_Text">¿Qué formulas se utilizan para lentes delgadas?</text:p>
      <text:p text:style-name="Preformatted_20_Text">Para lentes delgadas se utilizan la fórmuia de lente de aumento de imagénes, la de fabircante de lentes y la de lentes delgados.</text:p>
      <text:p text:style-name="Preformatted_20_Text"/>
      <text:p text:style-name="Preformatted_20_Text">36.6</text:p>
      <text:p text:style-name="Preformatted_20_Text">¿Qué es un a cámara, cómo funciona una?</text:p>
      <text:p text:style-name="Preformatted_20_Text">Se trata de un dipostivo que óptico que esta conformado por una cámara hermética a la luz y una lente convergente,</text:p>
      <text:p text:style-name="Preformatted_20_Text">esta produce una imagen real <text:s/>y tiene un aparato sobre el cual se produce esta imagen.</text:p>
      <text:p text:style-name="Preformatted_20_Text">¿Donde forma la imagen de una cámara y cómo se extrae?</text:p>
      <text:p text:style-name="Preformatted_20_Text">La imagen de la cámara se forma en el CCD, este dispositivo digatliza la imagen, antes no existia.</text:p>
      <text:p text:style-name="Preformatted_20_Text">¿Qué componentes tiene en su modelo?</text:p>
      <text:p text:style-name="Preformatted_20_Text">Tiene una lente, un obrutador, ccd y una imagen.</text:p>
      <text:p text:style-name="Preformatted_20_Text">¿Qué es <text:s/>obturador y cuál es su relación con el tiempo de exposición?</text:p>
      <text:p text:style-name="Preformatted_20_Text">Se trata de un dipositvo mecanico que tiene la capacidad de abrirse durante intrervalpos de tiempos defindos, esto</text:p>
      <text:p text:style-name="Preformatted_20_Text">brinda diferentes ventajas para mejorar la calidad de las fotos y su calidad. este tiempo se llama tiempo de exposición</text:p>
      <text:p text:style-name="Preformatted_20_Text">quee se expŕesa en 1/30s , 1/60s, 1/125s y 1/250 s </text:p>
      <text:p text:style-name="Preformatted_20_Text">¿Qué es el número F de una lente y cómo se mide?</text:p>
      <text:p text:style-name="Preformatted_20_Text">El número f se trata de la divison <text:s/>entre la distancai focal del lente dividido el diametro</text:p>
      <text:p text:style-name="Preformatted_20_Text">¿Qué proporcionalidad sigue?</text:p>
      <text:p text:style-name="Preformatted_20_Text">Se dice que la intensidad es proporcinal al al inverso al cuadrado de la division de la distancia focal sobre </text:p>
      <text:p text:style-name="Preformatted_20_Text">el diametro. Y que esto es proporcional a el inverso del número f al cuadrado.</text:p>
      <text:p text:style-name="Preformatted_20_Text">¿Qué se intenta medir con el número f?</text:p>
      <text:p text:style-name="Preformatted_20_Text">el número <text:s/>f usualmente se intenta usar en las cámaras para medir la rápidez de n lente, menor numero fmás abrtura y </text:p>
      <text:p text:style-name="Preformatted_20_Text">más intensidad de énergia. Esto se escribe como f/2, esto quiere decir un número f de valor 2. </text:p>
      <text:p text:style-name="Preformatted_20_Text">Además mayor número F equivale una gran profundidare de campo y por lo tanto no es necesario enfocar la cámara.</text:p>
      <text:p text:style-name="Preformatted_20_Text"/>
      <text:p text:style-name="Preformatted_20_Text"/>
      <text:p text:style-name="Preformatted_20_Text">36.8</text:p>
      <text:p text:style-name="Preformatted_20_Text">¿Qué es una Lupa?</text:p>
      <text:p text:style-name="Preformatted_20_Text">Se trata de un objeto compuesto por una lente convergente, con la funcionalidad de ver objetos como si fueran de mayor tamaño</text:p>
      <text:p text:style-name="Preformatted_20_Text">Explica el asunto del ángulo theta en la distancia</text:p>
      <text:p text:style-name="Preformatted_20_Text">Lo que hace una lupa es ampliar más el ángulo aparente, a traves de una lente convergente esto aumenta el ángulo, </text:p>
      <text:p text:style-name="Preformatted_20_Text">de esta manera se logra ver una imagen virtual detras del objeto, con ella podemos suplantar la falta </text:p>
      <text:p text:style-name="Preformatted_20_Text">de algo que nos permita ver más grande.</text:p>
      <text:p text:style-name="Preformatted_20_Text">Se denomina m a la relación ángulo final sobre ángulo inicial.</text:p>
      <text:p text:style-name="Preformatted_20_Text">Explica detalladamente como funcionan sus formulas y ecuaciónes.</text:p>
      <text:p text:style-name="Preformatted_20_Text">Lo realmentte importante se </text:p>
      <text:p text:style-name="Preformatted_20_Text"><text:soft-page-break/>que la amplifacion máxima que puede alcanzar una lupa es 1+(25cm/distancia focal) y que</text:p>
      <text:p text:style-name="Preformatted_20_Text">la mínima es igual a la divison entre ángulo inicial y final y tambíen es igual a 25m/distancia foca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7T23:20:21.692020029</dc:date>
    <meta:editing-duration>PT1M5S</meta:editing-duration>
    <meta:editing-cycles>1</meta:editing-cycles>
    <meta:document-statistic meta:table-count="0" meta:image-count="0" meta:object-count="0" meta:page-count="5" meta:paragraph-count="154" meta:word-count="2152" meta:character-count="11848" meta:non-whitespace-character-count="9803"/>
    <meta:generator>LibreOffice/24.2.1.2$Linux_X86_64 LibreOffice_project/420$Build-2</meta:generator>
  </office:meta>
</office:document-meta>
</file>